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ntityResolver.Configuration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figurationEntityResolver.resolveEntity( String publicId ,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